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Helvetica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a13c"/>
    </style:style>
    <style:style style:name="P2" style:family="paragraph" style:parent-style-name="Standard" style:list-style-name="L1">
      <style:text-properties officeooo:paragraph-rsid="000ba13c"/>
    </style:style>
    <style:style style:name="P3" style:family="paragraph" style:parent-style-name="Standard">
      <style:text-properties officeooo:paragraph-rsid="000c30ad"/>
    </style:style>
    <style:style style:name="P4" style:family="paragraph" style:parent-style-name="Standard">
      <style:text-properties officeooo:paragraph-rsid="000effc7"/>
    </style:style>
    <style:style style:name="P5" style:family="paragraph" style:parent-style-name="Standard" style:list-style-name="L4">
      <style:text-properties officeooo:paragraph-rsid="000ba13c"/>
    </style:style>
    <style:style style:name="P6" style:family="paragraph" style:parent-style-name="Standard" style:list-style-name="L4">
      <style:text-properties officeooo:paragraph-rsid="000c30ad"/>
    </style:style>
    <style:style style:name="P7" style:family="paragraph" style:parent-style-name="Standard" style:list-style-name="L2">
      <style:paragraph-properties fo:margin-left="0.75in" fo:margin-right="0in" fo:text-indent="-0.5354in" style:auto-text-indent="false">
        <style:tab-stops>
          <style:tab-stop style:position="-0.2528in"/>
        </style:tab-stops>
      </style:paragraph-properties>
      <style:text-properties officeooo:paragraph-rsid="000fc9f4"/>
    </style:style>
    <style:style style:name="P8" style:family="paragraph" style:parent-style-name="Standard" style:list-style-name="L7">
      <style:paragraph-properties fo:margin-left="0.7366in" fo:margin-right="0in" fo:text-indent="-0.2457in" style:auto-text-indent="false">
        <style:tab-stops>
          <style:tab-stop style:position="-0.2528in"/>
        </style:tab-stops>
      </style:paragraph-properties>
      <style:text-properties officeooo:paragraph-rsid="000fc9f4"/>
    </style:style>
    <style:style style:name="P9" style:family="paragraph" style:parent-style-name="Standard" style:list-style-name="L2">
      <style:paragraph-properties fo:margin-left="0.5209in" fo:margin-right="0in" fo:text-indent="-0.2827in" style:auto-text-indent="false">
        <style:tab-stops>
          <style:tab-stop style:position="0.2228in"/>
        </style:tab-stops>
      </style:paragraph-properties>
      <style:text-properties officeooo:paragraph-rsid="000fc9f4"/>
    </style:style>
    <style:style style:name="T1" style:family="text">
      <style:text-properties officeooo:rsid="000ba13c"/>
    </style:style>
    <style:style style:name="T2" style:family="text">
      <style:text-properties officeooo:rsid="000c30ad"/>
    </style:style>
    <style:style style:name="T3" style:family="text">
      <style:text-properties officeooo:rsid="000d015d"/>
    </style:style>
    <style:style style:name="T4" style:family="text">
      <style:text-properties officeooo:rsid="000effc7"/>
    </style:style>
    <style:style style:name="T5" style:family="text">
      <style:text-properties fo:font-variant="normal" fo:text-transform="none" fo:color="#000000" style:font-name="Arial1" fo:font-size="18pt" fo:letter-spacing="normal" fo:font-style="normal" fo:font-weight="normal" officeooo:rsid="000effc7"/>
    </style:style>
    <style:style style:name="T6" style:family="text">
      <style:text-properties fo:font-variant="normal" fo:text-transform="none" fo:color="#000000" style:font-name="Arial1" fo:font-size="11pt" fo:letter-spacing="normal" fo:font-style="normal" fo:font-weight="normal" officeooo:rsid="000effc7" style:font-size-asian="11pt" style:font-size-complex="11pt"/>
    </style:style>
    <style:style style:name="T7" style:family="text">
      <style:text-properties officeooo:rsid="000fb296"/>
    </style:style>
    <style:style style:name="T8" style:family="text">
      <style:text-properties officeooo:rsid="000fc9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91in" fo:text-indent="-0.25in" fo:margin-left="2.7591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091in" fo:text-indent="-0.25in" fo:margin-left="3.0091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91in" fo:text-indent="-0.25in" fo:margin-left="3.2591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146in" fo:text-indent="-0.25in" fo:margin-left="0.71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646in" fo:text-indent="-0.25in" fo:margin-left="0.96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146in" fo:text-indent="-0.25in" fo:margin-left="1.21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646in" fo:text-indent="-0.25in" fo:margin-left="1.46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146in" fo:text-indent="-0.25in" fo:margin-left="1.71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646in" fo:text-indent="-0.25in" fo:margin-left="1.96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146in" fo:text-indent="-0.25in" fo:margin-left="2.21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646in" fo:text-indent="-0.25in" fo:margin-left="2.46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146in" fo:text-indent="-0.25in" fo:margin-left="2.71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646in" fo:text-indent="-0.25in" fo:margin-left="2.9646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ess Project (</text:span><text:span text:style-name="T8">F</text:span><text:span text:style-name="T1">ix</text:span><text:span text:style-name="T8">ing</text:span><text:span text:style-name="T1">)</text:span></text:p>
      <text:p text:style-name="P1"><text:span text:style-name="T1"/></text:p>
      <text:list xml:id="list2003855031" text:style-name="L1">
        <text:list-item>
          <text:p text:style-name="P2"><text:span text:style-name="T1">ATM Status</text:span></text:p>
        </text:list-item>
        <text:list-item>
          <text:p text:style-name="P2"><text:span text:style-name="T1">ATM Faults</text:span></text:p>
        </text:list-item>
        <text:list-item>
          <text:p text:style-name="P2"><text:span text:style-name="T1">Node Status</text:span></text:p>
        </text:list-item>
        <text:list-item>
          <text:p text:style-name="P2"><text:span text:style-name="T1">Report/Statistic</text:span></text:p>
        </text:list-item>
      </text:list>
      <text:list xml:id="list1230038703" text:style-name="L4">
        <text:list-item>
          <text:p text:style-name="P5"><text:span text:style-name="T1">Node Uptime</text:span></text:p>
        </text:list-item>
        <text:list-item>
          <text:p text:style-name="P6"><text:span text:style-name="T2">Idle ATMs</text:span></text:p>
        </text:list-item>
        <text:list-item>
          <text:p text:style-name="P6"><text:span text:style-name="T2">Captured Card (Bug)</text:span></text:p>
        </text:list-item>
        <text:list-item>
          <text:p text:style-name="P6"><text:span text:style-name="T2">Fraud Check (Bug)</text:span></text:p>
        </text:list-item>
        <text:list-item>
          <text:p text:style-name="P6"><text:span text:style-name="T2">Card Number</text:span></text:p>
        </text:list-item>
        <text:list-item>
          <text:p text:style-name="P6"><text:span text:style-name="T2">Response Codes</text:span></text:p>
        </text:list-item>
        <text:list-item>
          <text:p text:style-name="P6"><text:span text:style-name="T2">Trx Differences (</text:span><text:span text:style-name="T4">E</text:span><text:span text:style-name="T2">rror)</text:span></text:p>
        </text:list-item>
        <text:list-item>
          <text:p text:style-name="P6"><text:span text:style-name="T4">M</text:span><text:span text:style-name="T2">anchines Down</text:span></text:p>
        </text:list-item>
      </text:list>
      <text:p text:style-name="P3"><text:span text:style-name="T2"/></text:p>
      <text:p text:style-name="P4"><text:span text:style-name="T4">Progress Project (</text:span><text:span text:style-name="T6">not done</text:span><text:span text:style-name="T4">)</text:span></text:p>
      <text:list xml:id="list1472935444" text:style-name="L2">
        <text:list-item>
          <text:list>
            <text:list-item>
              <text:p text:style-name="P7"><text:span text:style-name="T7">System (User Management)</text:span></text:p>
            </text:list-item>
          </text:list>
        </text:list-item>
      </text:list>
      <text:list xml:id="list1476541811" text:style-name="L7">
        <text:list-item>
          <text:p text:style-name="P8"><text:span text:style-name="T8">Configuration</text:span></text:p>
        </text:list-item>
        <text:list-item>
          <text:p text:style-name="P8"><text:span text:style-name="T8">Change Password</text:span><text:span text:style-name="T7"><text:tab/></text:span></text:p>
        </text:list-item>
      </text:list>
      <text:list xml:id="list377738554" text:continue-list="list1472935444" text:style-name="L2">
        <text:list-item>
          <text:list>
            <text:list-item>
              <text:p text:style-name="P9"><text:span text:style-name="T8">Dashboard</text:span></text:p>
            </text:list-item>
            <text:list-item>
              <text:p text:style-name="P9"><text:span text:style-name="T8">Query</text:span></text:p>
            </text:list-item>
          </text:list>
        </text:list-item>
      </text:list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Helvetica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dy </meta:initial-creator>
    <meta:creation-date>2011-08-16T13:52:45</meta:creation-date>
    <dc:date>2011-08-16T14:51:22</dc:date>
    <dc:creator>feldy </dc:creator>
    <meta:editing-duration>PT00H43M26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1" meta:paragraph-count="19" meta:word-count="58" meta:character-count="316"/>
  </office:meta>
</office:document-meta>
</file>